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7">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8">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9">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0">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1">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2">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13">
      <style:paragraph-properties fo:margin-left="0.5in" fo:margin-right="0in" fo:text-indent="0in" style:auto-text-indent="false" fo:margin-top="0in" fo:margin-bottom="0in"/>
    </style:style>
    <style:style style:name="P22" style:family="paragraph" style:parent-style-name="Text_20_body" style:list-style-name="L14">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office:automatic-styles>
  <office:body>
    <office:text>
      <text:h text:style-name="Heading_20_1" text:outline-level="1"><text:bookmark-start text:name="taller-de-ventas-e-inteligencia-artificial-potenciando-equipos-comerciales-en-la-era-digital"/>Taller de Ventas e Inteligencia Artificial: Potenciando Equipos Comerciales en la Era Digital<text:bookmark-end text:name="taller-de-ventas-e-inteligencia-artificial-potenciando-equipos-comerciales-en-la-era-digital"/></text:h>
      <text:h text:style-name="Heading_20_2" text:outline-level="2"><text:bookmark-start text:name="introducción-y-objetivos-del-curso"/>Introducción y Objetivos del Curso<text:bookmark-end text:name="introducción-y-objetivos-del-curso"/></text:h>
      <text:h text:style-name="Heading_20_3" text:outline-level="3"><text:bookmark-start text:name="presentación-del-curso"/>Presentación del Curso<text:bookmark-end text:name="presentación-del-curso"/></text:h>
      <text:p text:style-name="First_20_paragraph">En un entorno comercial cada vez más competitivo y digitalizado, la inteligencia artificial (IA) se ha consolidado como una aliada estratégica fundamental para revolucionar la manera en que los equipos de ventas identifican oportunidades, personalizan sus interacciones y maximizan sus resultados. Este curso intensivo de 3 horas está diseñado para introducir a los profesionales de ventas en la aplicación práctica de tecnologías de IA, mostrando cómo integrarlas efectivamente en el ciclo comercial para optimizar procesos, impulsar la prospección inteligente y cerrar más negocios con mayor eficiencia. A lo largo de este taller, exploraremos cómo la IA no es solo una herramienta tecnológica, sino un socio estratégico que puede transformar radicalmente la productividad y el éxito en ventas.</text:p>
      <text:h text:style-name="Heading_20_3" text:outline-level="3"><text:bookmark-start text:name="objetivos-generales"/>Objetivos Generales<text:bookmark-end text:name="objetivos-generales"/></text:h>
      <text:list text:style-name="L1">
        <text:list-item>
          <text:p text:style-name="P1"><text:span text:style-name="T1">Capacitar</text:span> a los participantes para comprender y aplicar herramientas de inteligencia artificial específicas al proceso de ventas.</text:p>
        </text:list-item>
        <text:list-item>
          <text:p text:style-name="P1"><text:span text:style-name="T1">Potenciar</text:span> las habilidades comerciales mediante el uso de IA para mejorar la eficacia en la prospección, contacto y cierre de ventas.</text:p>
        </text:list-item>
        <text:list-item>
          <text:p text:style-name="P1"><text:span text:style-name="T1">Facilitar</text:span> la integración de algoritmos y automatizaciones para optimizar el manejo de clientes potenciales y el seguimiento comercial.</text:p>
        </text:list-item>
      </text:list>
      <text:h text:style-name="Heading_20_3" text:outline-level="3"><text:bookmark-start text:name="objetivos-específicos"/>Objetivos Específicos<text:bookmark-end text:name="objetivos-específicos"/></text:h>
      <text:p text:style-name="First_20_paragraph">Al finalizar este curso, los participantes podrán:</text:p>
      <text:list text:style-name="L2">
        <text:list-item>
          <text:p text:style-name="P2">Identificar las principales aplicaciones de la IA en el proceso de ventas y reconocer su relevancia competitiva.</text:p>
        </text:list-item>
        <text:list-item>
          <text:p text:style-name="P2">Utilizar herramientas de IA para automatizar tareas repetitivas y centrarse en actividades de alto valor.</text:p>
        </text:list-item>
        <text:list-item>
          <text:p text:style-name="P2">Aplicar técnicas de prospección inteligente para identificar y calificar leads con mayor precisión.</text:p>
        </text:list-item>
        <text:list-item>
          <text:p text:style-name="P2">Preparar y gestionar reuniones comerciales de manera más eficiente con la ayuda de la IA.</text:p>
        </text:list-item>
        <text:list-item>
          <text:p text:style-name="P2">Manejar objeciones y negociar de forma más efectiva utilizando insights generados por IA.</text:p>
        </text:list-item>
        <text:list-item>
          <text:p text:style-name="P2">Implementar un sistema de seguimiento comercial automatizado y personalizado.</text:p>
        </text:list-item>
        <text:list-item>
          <text:p text:style-name="P2">Comprender y aplicar los principios éticos fundamentales en el uso de la IA para ventas.</text:p>
        </text:list-item>
      </text:list>
      <text:h text:style-name="Heading_20_3" text:outline-level="3"><text:bookmark-start text:name="beneficios-esperados"/>Beneficios Esperados<text:bookmark-end text:name="beneficios-esperados"/></text:h>
      <text:p text:style-name="First_20_paragraph">Los participantes que completen este taller podrán esperar una serie de beneficios tangibles, entre los que se incluyen:</text:p>
      <text:list text:style-name="L3">
        <text:list-item>
          <text:p text:style-name="P3"><text:span text:style-name="T1">Aumento de la productividad</text:span>: Liberación de tiempo para enfocarse en la venta consultiva y el cierre de tratos.</text:p>
        </text:list-item>
        <text:list-item>
          <text:p text:style-name="P3"><text:span text:style-name="T1">Mejora en la toma de decisiones</text:span>: Decisiones basadas en datos y análisis predictivos, no solo en la intuición.</text:p>
        </text:list-item>
        <text:list-item>
          <text:p text:style-name="P3"><text:span text:style-name="T1">Personalización a escala</text:span>: Capacidad para ofrecer experiencias de cliente altamente personalizadas a una gran base de prospectos.</text:p>
        </text:list-item>
        <text:list-item>
          <text:p text:style-name="P3"><text:span text:style-name="T1">Incremento en las tasas de conversión</text:span>: Estudios recientes indican que la implementación de IA puede mejorar las tasas de cierre en un 30% o más [1].</text:p>
        </text:list-item>
      </text:list>
      <text:h text:style-name="Heading_20_3" text:outline-level="3"><text:bookmark-start text:name="agenda-del-curso"/>Agenda del Curso<text:bookmark-end text:name="agenda-del-curso"/></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Módulo</text:p>
            </table:table-cell>
            <table:table-cell table:style-name="TableHeaderRowCell" office:value-type="string">
              <text:p text:style-name="Table_20_Heading">Título</text:p>
            </table:table-cell>
            <table:table-cell table:style-name="TableHeaderRowCell" office:value-type="string">
              <text:p text:style-name="Table_20_Heading">Duració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Fundamentos de IA en Ventas</text:p>
          </table:table-cell>
          <table:table-cell table:style-name="TableRowCell" office:value-type="string">
            <text:p text:style-name="Table_20_Contents">45 min</text:p>
          </table:table-cell>
        </table:table-row>
        <table:table-row>
          <table:table-cell table:style-name="TableRowCell" office:value-type="string">
            <text:p text:style-name="Table_20_Contents">2</text:p>
          </table:table-cell>
          <table:table-cell table:style-name="TableRowCell" office:value-type="string">
            <text:p text:style-name="Table_20_Contents">Aplicaciones Prácticas de IA en el Proceso de Ventas</text:p>
          </table:table-cell>
          <table:table-cell table:style-name="TableRowCell" office:value-type="string">
            <text:p text:style-name="Table_20_Contents">90 min</text:p>
          </table:table-cell>
        </table:table-row>
        <table:table-row>
          <table:table-cell table:style-name="TableRowCell" office:value-type="string">
            <text:p text:style-name="Table_20_Contents">3</text:p>
          </table:table-cell>
          <table:table-cell table:style-name="TableRowCell" office:value-type="string">
            <text:p text:style-name="Table_20_Contents">Implementación y Mejores Prácticas</text:p>
          </table:table-cell>
          <table:table-cell table:style-name="TableRowCell" office:value-type="string">
            <text:p text:style-name="Table_20_Contents">45 min</text:p>
          </table:table-cell>
        </table:table-row>
      </table:table>
      <text:p text:style-name="Horizontal_20_Line"/>
      <text:h text:style-name="Heading_20_2" text:outline-level="2"><text:bookmark-start text:name="módulo-1-fundamentos-de-ia-en-ventas-45-min"/>Módulo 1: Fundamentos de IA en Ventas (45 min)<text:bookmark-end text:name="módulo-1-fundamentos-de-ia-en-ventas-45-min"/></text:h>
      <text:h text:style-name="Heading_20_3" text:outline-level="3"><text:bookmark-start text:name="qué-es-la-inteligencia-artificial-y-cómo-transforma-las-ventas"/>1.1 ¿Qué es la Inteligencia Artificial y Cómo Transforma las Ventas?<text:bookmark-end text:name="qué-es-la-inteligencia-artificial-y-cómo-transforma-las-ventas"/></text:h>
      <text:p text:style-name="First_20_paragraph">La inteligencia artificial es un conjunto de tecnologías y algoritmos que permiten a las máquinas aprender, razonar, analizar datos y tomar decisiones de forma autónoma o asistida, imitando capacidades cognitivas humanas. En el entorno comercial, la IA se traduce en herramientas que automatizan y potencian tareas repetitivas, analizan grandes volúmenes de datos y personalizan la interacción con cada cliente.</text:p>
      <text:p text:style-name="Text_20_body">El impacto de la IA en las ventas es profundo y multifacético. Según un informe de Bain &amp; Company de 2025, aunque los equipos de ventas han tardado en adoptar la IA en comparación con otras áreas, el potencial de esta tecnología es demasiado grande para ser ignorado. La IA puede liberar una cantidad significativa de tiempo de venta y aumentar las tasas de conversión de manera sustancial [1].</text:p>
      <text:p text:style-name="P4">“Los primeros éxitos muestran mejoras del 30% o superiores en las tasas de cierre.” - Bain &amp; Company [1]</text:p>
      <text:h text:style-name="Heading_20_3" text:outline-level="3"><text:bookmark-start text:name="principales-aplicaciones-y-tipos-de-ia-en-ventas"/>1.2 Principales Aplicaciones y Tipos de IA en Ventas<text:bookmark-end text:name="principales-aplicaciones-y-tipos-de-ia-en-ventas"/></text:h>
      <text:p text:style-name="First_20_paragraph">La IA se manifiesta en diversas formas a lo largo del ciclo de ventas. A continuación, se presentan las aplicaciones más relevantes y los tipos de IA que las impulsan.</text:p>
      <text:h text:style-name="Heading_20_4" text:outline-level="4"><text:bookmark-start text:name="aplicaciones-de-la-ia-en-el-ciclo-de-ventas"/>Aplicaciones de la IA en el Ciclo de Ventas<text:bookmark-end text:name="aplicaciones-de-la-ia-en-el-ciclo-de-ventas"/></text:h>
      <table:table table:name="Table2" table:style-name="Table2">
        <table:table-column table:style-name="Table2.A"/>
        <table:table-column table:style-name="Table2.B"/>
        <table:table-header-rows>
          <table:table-row>
            <table:table-cell table:style-name="TableHeaderRowCell" office:value-type="string">
              <text:p text:style-name="Table_20_Heading">Fase del Ciclo de Ventas</text:p>
            </table:table-cell>
            <table:table-cell table:style-name="TableHeaderRowCell" office:value-type="string">
              <text:p text:style-name="Table_20_Heading">Aplicación de la IA</text:p>
            </table:table-cell>
          </table:table-row>
        </table:table-header-rows>
        <table:table-row>
          <table:table-cell table:style-name="TableRowCell" office:value-type="string">
            <text:p text:style-name="Table_20_Contents"><text:span text:style-name="T1">Prospección</text:span></text:p>
          </table:table-cell>
          <table:table-cell table:style-name="TableRowCell" office:value-type="string">
            <text:p text:style-name="Table_20_Contents">Identificación y calificación automática de leads, enriquecimiento de datos de contacto.</text:p>
          </table:table-cell>
        </table:table-row>
        <table:table-row>
          <table:table-cell table:style-name="TableRowCell" office:value-type="string">
            <text:p text:style-name="Table_20_Contents"><text:span text:style-name="T1">Contacto Inicial</text:span></text:p>
          </table:table-cell>
          <table:table-cell table:style-name="TableRowCell" office:value-type="string">
            <text:p text:style-name="Table_20_Contents">Generación de correos electrónicos y mensajes personalizados a escala.</text:p>
          </table:table-cell>
        </table:table-row>
        <table:table-row>
          <table:table-cell table:style-name="TableRowCell" office:value-type="string">
            <text:p text:style-name="Table_20_Contents"><text:span text:style-name="T1">Presentación y Negociación</text:span></text:p>
          </table:table-cell>
          <table:table-cell table:style-name="TableRowCell" office:value-type="string">
            <text:p text:style-name="Table_20_Contents">Análisis de llamadas en tiempo real, preparación de reuniones, generación de respuestas a objeciones.</text:p>
          </table:table-cell>
        </table:table-row>
        <table:table-row>
          <table:table-cell table:style-name="TableRowCell" office:value-type="string">
            <text:p text:style-name="Table_20_Contents"><text:span text:style-name="T1">Cierre</text:span></text:p>
          </table:table-cell>
          <table:table-cell table:style-name="TableRowCell" office:value-type="string">
            <text:p text:style-name="Table_20_Contents">Optimización de propuestas comerciales, predicción de la probabilidad de cierre.</text:p>
          </table:table-cell>
        </table:table-row>
        <table:table-row>
          <table:table-cell table:style-name="TableRowCell" office:value-type="string">
            <text:p text:style-name="Table_20_Contents"><text:span text:style-name="T1">Seguimiento</text:span></text:p>
          </table:table-cell>
          <table:table-cell table:style-name="TableRowCell" office:value-type="string">
            <text:p text:style-name="Table_20_Contents">Automatización de seguimientos personalizados, análisis de sentimiento del cliente.</text:p>
          </table:table-cell>
        </table:table-row>
      </table:table>
      <text:h text:style-name="Heading_20_4" text:outline-level="4"><text:bookmark-start text:name="tipos-relevantes-de-ia-en-ventas"/>Tipos Relevantes de IA en Ventas<text:bookmark-end text:name="tipos-relevantes-de-ia-en-ventas"/></text:h>
      <text:list text:style-name="L4">
        <text:list-item>
          <text:p text:style-name="P5"><text:span text:style-name="T1">IA Generativa</text:span>: Se utiliza para crear contenido nuevo y original, como correos electrónicos, guiones de venta y propuestas comerciales. Herramientas como los modelos de lenguaje grandes (LLMs) son un ejemplo de IA generativa.</text:p>
        </text:list-item>
        <text:list-item>
          <text:p text:style-name="P5"><text:span text:style-name="T1">IA Predictiva</text:span>: Analiza datos históricos para predecir resultados futuros. En ventas, se usa para el scoring de leads, la previsión de ventas y la identificación de oportunidades de venta cruzada.</text:p>
        </text:list-item>
        <text:list-item>
          <text:p text:style-name="P5"><text:span text:style-name="T1">IA Agéntica</text:span>: Representa la próxima frontera, con agentes de IA autodirigidos que pueden ejecutar flujos de trabajo complejos, establecer metas, planificar y aprender de forma autónoma con una mínima intervención humana [1].</text:p>
        </text:list-item>
      </text:list>
      <text:h text:style-name="Heading_20_3" text:outline-level="3"><text:bookmark-start text:name="herramientas-de-ia-para-equipos-comerciales"/>1.3 Herramientas de IA para Equipos Comerciales<text:bookmark-end text:name="herramientas-de-ia-para-equipos-comerciales"/></text:h>
      <text:p text:style-name="First_20_paragraph">El mercado ofrece una amplia gama de herramientas de IA para ventas. En lugar de centrarnos en las diferencias sutiles entre modelos de lenguaje específicos, es más útil comprender las categorías de herramientas y sus funcionalidades. Algunas de las plataformas más destacadas para 2025 incluyen:</text:p>
      <text:list text:style-name="L5">
        <text:list-item>
          <text:p text:style-name="P6"><text:span text:style-name="T1">Plataformas de CRM con IA integrada</text:span>: Como HubSpot o Salesforce, que incorporan funcionalidades de IA en todas sus operaciones, desde la gestión de contactos hasta la automatización del marketing y las ventas [2].</text:p>
        </text:list-item>
        <text:list-item>
          <text:p text:style-name="P6"><text:span text:style-name="T1">Herramientas de prospección y enriquecimiento de datos</text:span>: Como Clay o Lemlist, que utilizan IA para encontrar y verificar información de contacto, y para automatizar las secuencias de contacto inicial [2].</text:p>
        </text:list-item>
        <text:list-item>
          <text:p text:style-name="P6"><text:span text:style-name="T1">Plataformas de análisis de conversaciones</text:span>: Como Attention, que analizan las llamadas de ventas para extraer insights, evaluar el rendimiento de los vendedores y identificar las mejores prácticas [2].</text:p>
        </text:list-item>
      </text:list>
      <text:p text:style-name="First_20_paragraph">La elección de la herramienta adecuada dependerá de las necesidades específicas de cada equipo de ventas y de su nivel de madurez en la adopción de tecnología.</text:p>
      <text:p text:style-name="Horizontal_20_Line"/>
      <text:h text:style-name="Heading_20_3" text:outline-level="3"><text:bookmark-start text:name="referencias-del-módulo-1"/>Referencias del Módulo 1<text:bookmark-end text:name="referencias-del-módulo-1"/></text:h>
      <text:p text:style-name="First_20_paragraph">[1] Bosche, A., Wang, J., Bowen, P., Lewis, T., Murphy, J., &amp; Kovac, M. (2025, 23 de septiembre). <text:span text:style-name="T2">AI Is Transforming Productivity, but Sales Remains a New Frontier</text:span>. Bain &amp; Company. https://www.bain.com/insights/ai-transforming-productivity-sales-remains-new-frontier-technology-report-2025/</text:p>
      <text:p text:style-name="Text_20_body">[2] Cyberclick. (2025, 10 de enero). <text:span text:style-name="T2">Las 5 mejores herramientas de IA para vender online</text:span>. https://www.cyberclick.es/numerical-blog/las-mejores-herramientas-de-ia-para-vender-online</text:p>
      <text:h text:style-name="Heading_20_2" text:outline-level="2"><text:bookmark-start text:name="módulo-2-aplicaciones-prácticas-de-ia-en-el-proceso-de-ventas-90-min"/>Módulo 2: Aplicaciones Prácticas de IA en el Proceso de Ventas (90 min)<text:bookmark-end text:name="módulo-2-aplicaciones-prácticas-de-ia-en-el-proceso-de-ventas-90-min"/></text:h>
      <text:h text:style-name="Heading_20_3" text:outline-level="3"><text:bookmark-start text:name="prospección-inteligente-con-ia"/>2.1 Prospección Inteligente con IA<text:bookmark-end text:name="prospección-inteligente-con-ia"/></text:h>
      <text:p text:style-name="First_20_paragraph">La prospección, tradicionalmente una de las tareas más laboriosas para los equipos de ventas, se ha transformado radicalmente con la llegada de la inteligencia artificial. La prospección inteligente consiste en utilizar herramientas de IA para identificar, calificar y priorizar clientes potenciales de manera más eficiente y precisa. Esto permite a los vendedores centrar su energía en los prospectos con mayor probabilidad de conversión.</text:p>
      <text:p text:style-name="Text_20_body"><text:span text:style-name="T1">Aplicaciones Principales:</text:span></text:p>
      <text:list text:style-name="L6">
        <text:list-item>
          <text:p text:style-name="P7"><text:span text:style-name="T1">Identificación de Leads</text:span>: Las herramientas de IA analizan grandes conjuntos de datos (redes sociales, noticias, directorios de empresas) para encontrar empresas y contactos que se ajusten al perfil de cliente ideal (ICP).</text:p>
        </text:list-item>
        <text:list-item>
          <text:p text:style-name="P7"><text:span text:style-name="T1">Enriquecimiento de Datos</text:span>: Una vez identificado un lead, la IA puede buscar y completar automáticamente información clave como el cargo, el correo electrónico, el número de teléfono y datos relevantes de la empresa.</text:p>
        </text:list-item>
        <text:list-item>
          <text:p text:style-name="P7"><text:span text:style-name="T1">Lead Scoring Predictivo</text:span>: Los algoritmos de IA asignan una puntuación a cada lead basándose en su perfil y comportamiento, prediciendo su probabilidad de compra. Esto permite al equipo de ventas priorizar sus esfuerzos de manera efectiva.</text:p>
        </text:list-item>
      </text:list>
      <text:p text:style-name="First_20_paragraph"><text:span text:style-name="T1">Ejemplo Práctico de Prompt para Prospección:</text:span></text:p>
      <text:p text:style-name="P8"><text:span text:style-name="T1">Rol</text:span>: Eres un asistente de ventas especializado en el sector tecnológico. <text:span text:style-name="T1">Tarea</text:span>: Genera una lista de 10 empresas en España que hayan recibido financiación en los últimos 6 meses y que operen en el sector de software como servicio (SaaS). Para cada empresa, identifica al Director de Tecnología (CTO) o a un rol similar y busca su perfil de LinkedIn. <text:span text:style-name="T1">Formato</text:span>: Tabla con columnas para Nombre de la Empresa, Sector, Financiación Reciente, Nombre del Contacto, Cargo y URL de LinkedIn.</text:p>
      <text:h text:style-name="Heading_20_3" text:outline-level="3"><text:bookmark-start text:name="preparación-y-gestión-de-reuniones-comerciales"/>2.2 Preparación y Gestión de Reuniones Comerciales<text:bookmark-end text:name="preparación-y-gestión-de-reuniones-comerciales"/></text:h>
      <text:p text:style-name="First_20_paragraph">Una preparación meticulosa es clave para el éxito de cualquier reunión comercial. La IA ofrece herramientas poderosas para asegurar que los vendedores lleguen a cada reunión con la información y la estrategia adecuadas.</text:p>
      <text:p text:style-name="Text_20_body"><text:span text:style-name="T1">Aplicaciones Principales:</text:span></text:p>
      <text:list text:style-name="L7">
        <text:list-item>
          <text:p text:style-name="P9"><text:span text:style-name="T1">Investigación Pre-reunión</text:span>: La IA puede recopilar y resumir automáticamente información relevante sobre la empresa y los participantes de la reunión, incluyendo noticias recientes, publicaciones en redes sociales y su historial de interacción con nuestra empresa.</text:p>
        </text:list-item>
        <text:list-item>
          <text:p text:style-name="P9"><text:span text:style-name="T1">Generación de Guiones y Puntos de Conversación</text:span>: Basándose en el perfil del cliente y los objetivos de la reunión, la IA puede sugerir puntos clave a tratar, preguntas a realizar y posibles ángulos para la conversación.</text:p>
        </text:list-item>
        <text:list-item>
          <text:p text:style-name="P9"><text:span text:style-name="T1">Resumen y Análisis Post-reunión</text:span>: Herramientas de IA pueden transcribir la grabación de la reunión, identificar los puntos clave, las acciones a seguir y analizar el sentimiento y la participación de los interlocutores.</text:p>
        </text:list-item>
      </text:list>
      <text:p text:style-name="First_20_paragraph"><text:span text:style-name="T1">Ejemplo Práctico de Prompt para Preparación de Reunión:</text:span></text:p>
      <text:p text:style-name="P10"><text:span text:style-name="T1">Rol</text:span>: Eres un coach de ventas experto en negociación. <text:span text:style-name="T1">Contexto</text:span>: Mañana tengo una reunión con [Nombre del Cliente Potencial], una empresa del sector [Sector del Cliente]. El objetivo es presentar nuestra solución de [Tu Producto/Servicio]. He adjuntado el perfil de la empresa y la transcripción de nuestra llamada anterior. <text:span text:style-name="T1">Tarea</text:span>: Analiza la información y genera un resumen de los puntos clave a destacar en la reunión, 3 preguntas abiertas para entender mejor sus necesidades y una posible objeción que puedan plantear, junto con una sugerencia de respuesta.</text:p>
      <text:h text:style-name="Heading_20_3" text:outline-level="3"><text:bookmark-start text:name="tratamiento-de-objeciones-y-negociación"/>2.3 Tratamiento de Objeciones y Negociación<text:bookmark-end text:name="tratamiento-de-objeciones-y-negociación"/></text:h>
      <text:p text:style-name="First_20_paragraph">El manejo de objeciones es un momento crítico en el proceso de ventas. La IA puede actuar como un copiloto para el vendedor, proporcionando asistencia en tiempo real y ayudando a construir argumentos sólidos.</text:p>
      <text:p text:style-name="Text_20_body"><text:span text:style-name="T1">Aplicaciones Principales:</text:span></text:p>
      <text:list text:style-name="L8">
        <text:list-item>
          <text:p text:style-name="P11"><text:span text:style-name="T1">Base de Conocimiento de Objeciones</text:span>: La IA puede analizar transcripciones de miles de llamadas para identificar las objeciones más comunes y las respuestas que han demostrado ser más efectivas.</text:p>
        </text:list-item>
        <text:list-item>
          <text:p text:style-name="P11"><text:span text:style-name="T1">Asistencia en Tiempo Real</text:span>: Durante una llamada o reunión, sistemas de IA pueden escuchar las objeciones del cliente y sugerir respuestas al vendedor en tiempo real a través de una interfaz privada.</text:p>
        </text:list-item>
        <text:list-item>
          <text:p text:style-name="P11"><text:span text:style-name="T1">Simulación y Entrenamiento</text:span>: Los vendedores pueden practicar el manejo de objeciones en un entorno de role-playing con un chatbot de IA, que puede simular diferentes perfiles de cliente y niveles de resistencia.</text:p>
        </text:list-item>
      </text:list>
      <text:p text:style-name="First_20_paragraph"><text:span text:style-name="T1">Ejemplo Práctico de Prompt para Manejo de Objeciones:</text:span></text:p>
      <text:p text:style-name="P12"><text:span text:style-name="T1">Rol</text:span>: Eres un experto en ventas con 20 años de experiencia. <text:span text:style-name="T1">Contexto</text:span>: Un cliente potencial me ha dicho: “Vuestra solución es interesante, pero es demasiado cara en comparación con la de vuestro competidor [Nombre del Competidor]”. <text:span text:style-name="T1">Tarea</text:span>: Proporcióname tres estrategias diferentes para responder a esta objeción, destacando el valor sobre el precio. Para cada estrategia, dame un guion exacto de lo que podría decir.</text:p>
      <text:h text:style-name="Heading_20_3" text:outline-level="3"><text:bookmark-start text:name="automatización-del-seguimiento-comercial"/>2.4 Automatización del Seguimiento Comercial<text:bookmark-end text:name="automatización-del-seguimiento-comercial"/></text:h>
      <text:p text:style-name="First_20_paragraph">Un seguimiento constante y personalizado es fundamental para nutrir a los leads a lo largo del ciclo de compra. La IA permite automatizar este proceso sin perder el toque humano, asegurando que ninguna oportunidad se pierda.</text:p>
      <text:p text:style-name="Text_20_body"><text:span text:style-name="T1">Aplicaciones Principales:</text:span></text:p>
      <text:list text:style-name="L9">
        <text:list-item>
          <text:p text:style-name="P13"><text:span text:style-name="T1">Secuencias de Correo Automatizadas e Inteligentes</text:span>: La IA puede diseñar y ejecutar secuencias de correos electrónicos que se adaptan dinámicamente según la interacción del prospecto (si abre el correo, hace clic en un enlace, etc.).</text:p>
        </text:list-item>
        <text:list-item>
          <text:p text:style-name="P13"><text:span text:style-name="T1">Generación de Contenido Personalizado</text:span>: La IA puede generar borradores de correos de seguimiento personalizados, haciendo referencia a puntos específicos de conversaciones anteriores o a intereses demostrados por el cliente.</text:p>
        </text:list-item>
        <text:list-item>
          <text:p text:style-name="P13"><text:span text:style-name="T1">Programación Inteligente de Reuniones</text:span>: Herramientas de IA pueden gestionar la programación de reuniones de seguimiento, encontrando huecos en las agendas de ambas partes y gestionando las confirmaciones y recordatorios.</text:p>
        </text:list-item>
      </text:list>
      <text:p text:style-name="First_20_paragraph"><text:span text:style-name="T1">Ejemplo Práctico de Prompt para Seguimiento:</text:span></text:p>
      <text:p text:style-name="P14"><text:span text:style-name="T1">Rol</text:span>: Eres mi asistente de ventas. <text:span text:style-name="T1">Contexto</text:span>: La semana pasada tuve una reunión con [Nombre del Prospecto] de la empresa [Nombre de la Empresa]. Hablamos sobre [Tema Principal de la Reunión]. Quedamos en que le enviaría más información sobre [Producto/Servicio Específico]. <text:span text:style-name="T1">Tarea</text:span>: Redacta un borrador de correo electrónico de seguimiento para enviar a [Nombre del Prospecto]. El tono debe ser profesional pero cercano. Adjunta el folleto de [Producto/Servicio Específico] y sugiere una breve llamada de 15 minutos la próxima semana para resolver cualquier duda.</text:p>
      <text:h text:style-name="Heading_20_2" text:outline-level="2"><text:bookmark-start text:name="módulo-3-implementación-y-mejores-prácticas-45-min"/>Módulo 3: Implementación y Mejores Prácticas (45 min)<text:bookmark-end text:name="módulo-3-implementación-y-mejores-prácticas-45-min"/></text:h>
      <text:h text:style-name="Heading_20_3" text:outline-level="3"><text:bookmark-start text:name="análisis-y-optimización-continua"/>3.1 Análisis y Optimización Continua<text:bookmark-end text:name="análisis-y-optimización-continua"/></text:h>
      <text:p text:style-name="First_20_paragraph">La implementación de la inteligencia artificial en ventas no es un proyecto con un final definido, sino un ciclo continuo de análisis y optimización. La IA proporciona las herramientas para medir con precisión la efectividad de las estrategias comerciales y para identificar áreas de mejora de forma proactiva.</text:p>
      <text:p text:style-name="Text_20_body"><text:span text:style-name="T1">Aplicaciones Principales:</text:span></text:p>
      <text:list text:style-name="L10">
        <text:list-item>
          <text:p text:style-name="P15"><text:span text:style-name="T1">Análisis de Rendimiento de Ventas</text:span>: Las plataformas de IA pueden analizar datos del CRM para descubrir patrones ocultos. Por ejemplo, pueden identificar qué tipo de leads tienen la tasa de conversión más alta, cuál es la duración óptima del ciclo de ventas o qué acciones de un vendedor se correlacionan con el éxito.</text:p>
        </text:list-item>
        <text:list-item>
          <text:p text:style-name="P15"><text:span text:style-name="T1">Optimización de Estrategias de Contacto</text:span>: La IA permite realizar pruebas A/B a gran escala en las campañas de correo electrónico o en los guiones de llamada para determinar qué mensajes, asuntos o estructuras de conversación generan mejores resultados.</text:p>
        </text:list-item>
        <text:list-item>
          <text:p text:style-name="P15"><text:span text:style-name="T1">Previsión de Ventas (Forecasting)</text:span>: Los modelos predictivos de IA ofrecen previsiones de ventas mucho más precisas que los métodos tradicionales, al analizar una mayor cantidad de variables y aprender de los resultados históricos.</text:p>
        </text:list-item>
      </text:list>
      <text:p text:style-name="First_20_paragraph"><text:span text:style-name="T1">Ejemplo Práctico de Prompt para Análisis:</text:span></text:p>
      <text:p text:style-name="P16"><text:span text:style-name="T1">Rol</text:span>: Eres un analista de datos de ventas. <text:span text:style-name="T1">Contexto</text:span>: Te he proporcionado un export de nuestro CRM con los datos de los últimos 100 negocios cerrados, incluyendo el origen del lead, el sector de la empresa, el número de interacciones y si el negocio se ganó o se perdió. <text:span text:style-name="T1">Tarea</text:span>: Analiza estos datos e identifica los 3 factores que más se correlacionan con un negocio ganado. Presenta tus conclusiones de forma clara y sugiere una acción concreta para mejorar nuestra estrategia de ventas basada en tus hallazgos.</text:p>
      <text:h text:style-name="Heading_20_3" text:outline-level="3"><text:bookmark-start text:name="aspectos-éticos-y-mejores-prácticas-en-ia-para-ventas"/>3.2 Aspectos Éticos y Mejores Prácticas en IA para Ventas<text:bookmark-end text:name="aspectos-éticos-y-mejores-prácticas-en-ia-para-ventas"/></text:h>
      <text:p text:style-name="First_20_paragraph">El gran poder de la inteligencia artificial conlleva una gran responsabilidad. Aplicar la IA en ventas de forma ética no es solo una obligación legal, sino un pilar fundamental para construir relaciones de confianza a largo plazo con los clientes. Basándonos en investigaciones recientes sobre la ética en la IA [3], es crucial abordar varias dimensiones.</text:p>
      <text:p text:style-name="Text_20_body"><text:span text:style-name="T1">Consideraciones Éticas Clave:</text:span></text:p>
      <text:list text:style-name="L11">
        <text:list-item>
          <text:p text:style-name="P17"><text:span text:style-name="T1">Transparencia y Honestidad</text:span>: Los clientes deben ser informados cuando están interactuando con un sistema de IA o cuando la IA está siendo utilizada para tomar decisiones que les afectan. La ocultación de esta información puede erosionar la confianza de manera irreparable.</text:p>
        </text:list-item>
        <text:list-item>
          <text:p text:style-name="P17"><text:span text:style-name="T1">Privacidad y Protección de Datos</text:span>: Es imperativo cumplir con normativas como el Reglamento General de Protección de Datos (RGPD). Los datos de los clientes deben ser recopilados con consentimiento, almacenados de forma segura y utilizados únicamente para los fines acordados.</text:p>
        </text:list-item>
        <text:list-item>
          <text:p text:style-name="P17"><text:span text:style-name="T1">Equidad y Sesgo Algorítmico</text:span>: Los algoritmos de IA son tan buenos como los datos con los que se entrenan. Si los datos históricos contienen sesgos (por ejemplo, favoreciendo a un tipo de cliente sobre otro), la IA los aprenderá y los amplificará. Es fundamental auditar los sistemas de IA regularmente para detectar y corregir estos sesgos.</text:p>
        </text:list-item>
        <text:list-item>
          <text:p text:style-name="P17"><text:span text:style-name="T1">Responsabilidad Humana</text:span>: La decisión final, especialmente en transacciones importantes, debe recaer en un ser humano. La IA debe ser una herramienta de apoyo, un copiloto para el vendedor, no un sustituto completo del juicio y la empatía humanos.</text:p>
        </text:list-item>
      </text:list>
      <text:p text:style-name="First_20_paragraph"><text:span text:style-name="T1">Mejores Prácticas Recomendadas:</text:span></text:p>
      <table:table table:name="Table3" table:style-name="Table3">
        <table:table-column table:style-name="Table3.A"/>
        <table:table-column table:style-name="Table3.B"/>
        <table:table-header-rows>
          <table:table-row>
            <table:table-cell table:style-name="TableHeaderRowCell" office:value-type="string">
              <text:p text:style-name="Table_20_Heading">Práctica</text:p>
            </table:table-cell>
            <table:table-cell table:style-name="TableHeaderRowCell" office:value-type="string">
              <text:p text:style-name="Table_20_Heading">Descripción</text:p>
            </table:table-cell>
          </table:table-row>
        </table:table-header-rows>
        <table:table-row>
          <table:table-cell table:style-name="TableRowCell" office:value-type="string">
            <text:p text:style-name="Table_20_Contents"><text:span text:style-name="T1">Auditorías Éticas</text:span></text:p>
          </table:table-cell>
          <table:table-cell table:style-name="TableRowCell" office:value-type="string">
            <text:p text:style-name="Table_20_Contents">Realizar auditorías periódicas de los sistemas de IA para evaluar su impacto en la equidad, la privacidad y la transparencia.</text:p>
          </table:table-cell>
        </table:table-row>
        <table:table-row>
          <table:table-cell table:style-name="TableRowCell" office:value-type="string">
            <text:p text:style-name="Table_20_Contents"><text:span text:style-name="T1">Supervisión Humana</text:span></text:p>
          </table:table-cell>
          <table:table-cell table:style-name="TableRowCell" office:value-type="string">
            <text:p text:style-name="Table_20_Contents">Establecer protocolos claros para que un humano revise y apruebe las decisiones críticas sugeridas por la IA.</text:p>
          </table:table-cell>
        </table:table-row>
        <table:table-row>
          <table:table-cell table:style-name="TableRowCell" office:value-type="string">
            <text:p text:style-name="Table_20_Contents"><text:span text:style-name="T1">Formación Continua</text:span></text:p>
          </table:table-cell>
          <table:table-cell table:style-name="TableRowCell" office:value-type="string">
            <text:p text:style-name="Table_20_Contents">Capacitar a los equipos de ventas no solo en el uso de las herramientas, sino también en sus implicaciones éticas.</text:p>
          </table:table-cell>
        </table:table-row>
        <table:table-row>
          <table:table-cell table:style-name="TableRowCell" office:value-type="string">
            <text:p text:style-name="Table_20_Contents"><text:span text:style-name="T1">Mecanismos de Feedback</text:span></text:p>
          </table:table-cell>
          <table:table-cell table:style-name="TableRowCell" office:value-type="string">
            <text:p text:style-name="Table_20_Contents">Crear canales para que tanto los clientes como los empleados puedan reportar preocupaciones sobre el comportamiento de los sistemas de IA.</text:p>
          </table:table-cell>
        </table:table-row>
      </table:table>
      <text:p text:style-name="P18">“Las empresas deben asumir la responsabilidad de sus sistemas de IA. Esto incluye asegurar que cumplan con todos los estándares y regulaciones relevantes. El cumplimiento ayuda a proteger los derechos de los clientes y mantener la confianza.” - Intelemark [3]</text:p>
      <text:p text:style-name="Horizontal_20_Line"/>
      <text:h text:style-name="Heading_20_2" text:outline-level="2"><text:bookmark-start text:name="ejercicios-prácticos-y-documentación-para-alumnos"/>Ejercicios Prácticos y Documentación para Alumnos<text:bookmark-end text:name="ejercicios-prácticos-y-documentación-para-alumnos"/></text:h>
      <text:h text:style-name="Heading_20_3" text:outline-level="3"><text:bookmark-start text:name="ejercicio-práctico-1-simulación-de-prospección-inteligente-30-minutos"/>Ejercicio Práctico 1: Simulación de Prospección Inteligente (30 minutos)<text:bookmark-end text:name="ejercicio-práctico-1-simulación-de-prospección-inteligente-30-minutos"/></text:h>
      <text:p text:style-name="First_20_paragraph"><text:span text:style-name="T1">Documentación para el Alumno:</text:span></text:p>
      <text:list text:style-name="L12">
        <text:list-item>
          <text:p text:style-name="P19"><text:span text:style-name="T1">Objetivo</text:span>: Utilizar un asistente de IA para construir una lista de clientes potenciales de alta calidad, aplicando los principios de la prospección inteligente.</text:p>
        </text:list-item>
        <text:list-item>
          <text:p text:style-name="P19"><text:span text:style-name="T1">Escenario</text:span>: Eres un ejecutivo de ventas en “EcoPack Solutions”, una empresa innovadora que ofrece soluciones de embalaje sostenible (materiales reciclados, biodegradables y compostables) para la industria de alimentación y bebidas en España.</text:p>
        </text:list-item>
        <text:list-item>
          <text:p text:style-name="P19"><text:span text:style-name="T1">Tarea</text:span>: Tu misión es identificar 10 empresas que podrían ser clientes ideales. Para ello, utilizarás un asistente de IA. Debes construir un prompt detallado que le pida a la IA que genere esta lista. El prompt debe guiar a la IA para que encuentre empresas que cumplan ciertos criterios (por ejemplo, que tengan informes de sostenibilidad, que hayan anunciado iniciativas ecológicas, etc.) y que identifique a la persona de contacto adecuada (Director de Sostenibilidad, Director de Compras, etc.).</text:p>
        </text:list-item>
        <text:list-item>
          <text:p text:style-name="P19"><text:span text:style-name="T1">Prompt de Ejemplo (para inspirarte)</text:span>:</text:p>
          <text:p text:style-name="P20"><text:span text:style-name="T1">Rol</text:span>: Actúa como un experto analista de mercado especializado en sostenibilidad en el sector de alimentación y bebidas en España. <text:span text:style-name="T1">Tarea</text:span>: Genera una lista de 10 empresas españolas del sector de alimentación y bebidas que sean clientes potenciales para soluciones de embalaje sostenible. Prioriza empresas que hayan mostrado un compromiso público con la sostenibilidad (a través de informes de RSC, noticias o en su propia web). Para cada empresa, proporciona:</text:p>
          <text:list text:style-name="L13">
            <text:list-item>
              <text:p text:style-name="P21">Nombre de la empresa.</text:p>
            </text:list-item>
            <text:list-item>
              <text:p text:style-name="P21">Una breve justificación (1-2 líneas) de por qué es un buen prospecto para EcoPack Solutions.</text:p>
            </text:list-item>
            <text:list-item>
              <text:p text:style-name="P21">El nombre y cargo de un posible contacto clave (ej. Director de Sostenibilidad, Jefe de Compras, Director de RSC).</text:p>
            </text:list-item>
            <text:list-item>
              <text:p text:style-name="P21">La URL de su perfil de LinkedIn, si es posible encontrarla. <text:span text:style-name="T1">Formato</text:span>: Presenta los resultados en una tabla.</text:p>
            </text:list-item>
          </text:list>
        </text:list-item>
        <text:list-item>
          <text:p text:style-name="P19"><text:span text:style-name="T1">Entregable</text:span>: Completa la siguiente tabla con los resultados que te proporcione la IA.</text:p>
        </text:list-item>
      </text:list>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Nombre de la Empresa</text:p>
            </table:table-cell>
            <table:table-cell table:style-name="TableHeaderRowCell" office:value-type="string">
              <text:p text:style-name="Table_20_Heading">Justificación</text:p>
            </table:table-cell>
            <table:table-cell table:style-name="TableHeaderRowCell" office:value-type="string">
              <text:p text:style-name="Table_20_Heading">Contacto Clave (Nombre y Cargo)</text:p>
            </table:table-cell>
            <table:table-cell table:style-name="TableHeaderRowCell" office:value-type="string">
              <text:p text:style-name="Table_20_Heading">URL de LinkedIn</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9 más)</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3" text:outline-level="3"><text:bookmark-start text:name="ejercicio-práctico-2-role-play-con-ia-para-manejo-de-objeciones-30-minutos"/>Ejercicio Práctico 2: Role-Play con IA para Manejo de Objeciones (30 minutos)<text:bookmark-end text:name="ejercicio-práctico-2-role-play-con-ia-para-manejo-de-objeciones-30-minutos"/></text:h>
      <text:p text:style-name="First_20_paragraph"><text:span text:style-name="T1">Documentación para el Alumno:</text:span></text:p>
      <text:list text:style-name="L14">
        <text:list-item>
          <text:p text:style-name="P22"><text:span text:style-name="T1">Objetivo</text:span>: Practicar y mejorar las habilidades de manejo de objeciones utilizando un asistente de IA como sparring de negociación.</text:p>
        </text:list-item>
        <text:list-item>
          <text:p text:style-name="P22"><text:span text:style-name="T1">Escenario</text:span>: Acabas de realizar una demostración de “ConnectSphere CRM”, un software de gestión de relaciones con clientes premium que tu empresa vende. Tu interlocutor es el director de ventas de una PYME de 50 empleados. El software es potente, pero tiene un precio superior al de la media del mercado.</text:p>
        </text:list-item>
        <text:list-item>
          <text:p text:style-name="P22"><text:span text:style-name="T1">Tarea</text:span>: Iniciarás una conversación con un asistente de IA. Primero, le darás instrucciones para que adopte el rol del cliente. Luego, le presentarás tu propuesta y él te planteará una objeción. Tu objetivo es manejar la objeción de forma efectiva, sin bajar el precio, y centrando la conversación en el valor y el retorno de la inversión.</text:p>
        </text:list-item>
        <text:list-item>
          <text:p text:style-name="P22"><text:span text:style-name="T1">Instrucciones para configurar a la IA (Prompt Inicial)</text:span>:</text:p>
          <text:p text:style-name="P23"><text:span text:style-name="T1">Rol</text:span>: A partir de ahora, actuarás como el director de ventas de una PYME de 50 empleados. Eres pragmático, te preocupan los costes, pero también la eficiencia de tu equipo. Acabo de presentarte mi software, ConnectSphere CRM. <text:span text:style-name="T1">Tu Personalidad</text:span>: Eres escéptico sobre si tu equipo, que no es muy tecnológico, adoptará una herramienta tan compleja. Valoras tu tiempo y quieres ir al grano. <text:span text:style-name="T1">Tu Objeción Principal</text:span>: Cuando yo te presente el precio, o incluso antes, me dirás algo como: “<text:span text:style-name="T1">Vuestro software parece muy completo, pero el precio es significativamente más alto que otras opciones que estamos considerando. Además, no estoy seguro de que mi equipo vaya a utilizar todas esas funcionalidades.</text:span>” <text:span text:style-name="T1">Instrucción</text:span>: Espera a que yo inicie la conversación y luego responde manteniéndote en tu rol.</text:p>
        </text:list-item>
        <text:list-item>
          <text:p text:style-name="P22"><text:span text:style-name="T1">Entregable</text:span>: Documenta la conversación. Anota la objeción exacta que te dio la IA, tu respuesta inicial y cómo se desarrolló el diálogo. ¿Conseguiste que el “cliente” aceptara una siguiente reunión para discutir el valor en más detalle?</text:p>
        </text:list-item>
      </text:list>
      <text:p text:style-name="Horizontal_20_Line"/>
      <text:h text:style-name="Heading_20_2" text:outline-level="2"><text:bookmark-start text:name="material-complementario"/>Material Complementario<text:bookmark-end text:name="material-complementario"/></text:h>
      <text:h text:style-name="Heading_20_3" text:outline-level="3"><text:bookmark-start text:name="plantilla-avanzada-para-prompts-de-ia-en-ventas"/>Plantilla Avanzada para Prompts de IA en Ventas<text:bookmark-end text:name="plantilla-avanzada-para-prompts-de-ia-en-ventas"/></text:h>
      <text:p text:style-name="First_20_paragraph">Un prompt bien estructurado es la clave para obtener resultados de alta calidad de cualquier modelo de IA. Utiliza esta plantilla para maximizar la eficacia de tus solicitudes.</text:p>
      <text:list text:style-name="L15">
        <text:list-item>
          <text:p text:style-name="P24"><text:span text:style-name="T1">[ROL]</text:span>: Define quién quieres que sea la IA. (Ej: “Actúa como un director de ventas con 20 años de experiencia en el sector farmacéutico.”)</text:p>
        </text:list-item>
        <text:list-item>
          <text:p text:style-name="P24"><text:span text:style-name="T1">[CONTEXTO]</text:span>: Proporciona toda la información de fondo necesaria. (Ej: “Estoy preparando una propuesta para un cliente que actualmente utiliza la solución de nuestro competidor X. El cliente se ha quejado de la falta de soporte técnico.”)</text:p>
        </text:list-item>
        <text:list-item>
          <text:p text:style-name="P24"><text:span text:style-name="T1">[TAREA]</text:span>: Sé explícito sobre lo que quieres que haga la IA. (Ej: “Redacta tres puntos clave para mi presentación que enfaticen nuestra superioridad en soporte técnico y servicio al cliente.”)</text:p>
        </text:list-item>
        <text:list-item>
          <text:p text:style-name="P24"><text:span text:style-name="T1">[FORMATO]</text:span>: Especifica cómo quieres que se presente la respuesta. (Ej: “Preséntalo en forma de bullet points, cada uno con un título en negrita y una breve descripción de no más de dos frases.”)</text:p>
        </text:list-item>
        <text:list-item>
          <text:p text:style-name="P24"><text:span text:style-name="T1">[RESTRICCIONES/EJEMPLOS]</text:span>: Añade limitaciones o ejemplos para guiar mejor a la IA. (Ej: “No menciones directamente el nombre del competidor. Utiliza un tono colaborativo, no agresivo.”)</text:p>
        </text:list-item>
      </text:list>
      <text:h text:style-name="Heading_20_3" text:outline-level="3"><text:bookmark-start text:name="checklist-para-la-implementación-de-ia-en-un-equipo-comercial"/>Checklist para la Implementación de IA en un Equipo Comercial<text:bookmark-end text:name="checklist-para-la-implementación-de-ia-en-un-equipo-comercial"/></text:h>
      <text:list text:style-name="L16">
        <text:list-item>
          <text:p text:style-name="P25"><text:span text:style-name="T1">Definir Objetivos Claros</text:span>: ¿Qué problema queremos resolver? (Ej: reducir el tiempo de prospección en un 20%, aumentar la tasa de conversión de leads cualificados en un 15%).</text:p>
        </text:list-item>
        <text:list-item>
          <text:p text:style-name="P25"><text:span text:style-name="T1">Identificar los Casos de Uso</text:span>: ¿En qué parte del ciclo de ventas la IA tendrá más impacto? (Prospección, seguimiento, análisis, etc.).</text:p>
        </text:list-item>
        <text:list-item>
          <text:p text:style-name="P25"><text:span text:style-name="T1">Evaluar y Seleccionar Herramientas</text:span>: Investigar las opciones del mercado, solicitar demos y elegir la que mejor se adapte a nuestras necesidades y presupuesto.</text:p>
        </text:list-item>
        <text:list-item>
          <text:p text:style-name="P25"><text:span text:style-name="T1">Preparar los Datos</text:span>: Asegurarse de que los datos del CRM son limpios, están actualizados y son accesibles para la nueva herramienta.</text:p>
        </text:list-item>
        <text:list-item>
          <text:p text:style-name="P25"><text:span text:style-name="T1">Proyecto Piloto</text:span>: Empezar con un pequeño grupo de vendedores para probar la herramienta, recoger feedback y demostrar el ROI.</text:p>
        </text:list-item>
        <text:list-item>
          <text:p text:style-name="P25"><text:span text:style-name="T1">Formación del Equipo</text:span>: Capacitar a todo el equipo no solo en el “clic a clic” de la herramienta, sino en cómo pensar estratégicamente con la IA.</text:p>
        </text:list-item>
        <text:list-item>
          <text:p text:style-name="P25"><text:span text:style-name="T1">Integración en los Flujos de Trabajo</text:span>: Asegurarse de que la herramienta de IA se integra de forma fluida con el CRM y otros sistemas existentes.</text:p>
        </text:list-item>
        <text:list-item>
          <text:p text:style-name="P25"><text:span text:style-name="T1">Establecer Directrices Éticas</text:span>: Crear y comunicar unas directrices claras sobre el uso ético de la IA, la privacidad de los datos y la supervisión humana.</text:p>
        </text:list-item>
        <text:list-item>
          <text:p text:style-name="P25"><text:span text:style-name="T1">Medir y Optimizar</text:span>: Definir KPIs para medir el éxito de la implementación y utilizar los insights de la propia IA para optimizar continuamente el proceso.</text:p>
        </text:list-item>
        <text:list-item>
          <text:p text:style-name="P25"><text:span text:style-name="T1">Escalar la Implementación</text:span>: Una vez que el piloto ha demostrado su éxito, desplegar la solución a todo el equipo de ventas.</text:p>
        </text:list-item>
      </text:list>
      <text:h text:style-name="Heading_20_3" text:outline-level="3"><text:bookmark-start text:name="referencias-y-lecturas-recomendadas"/>Referencias y Lecturas Recomendadas<text:bookmark-end text:name="referencias-y-lecturas-recomendadas"/></text:h>
      <text:p text:style-name="First_20_paragraph">[1] Bosche, A., Wang, J., Bowen, P., Lewis, T., Murphy, J., &amp; Kovac, M. (2025, 23 de septiembre). <text:span text:style-name="T2">AI Is Transforming Productivity, but Sales Remains a New Frontier</text:span>. Bain &amp; Company. https://www.bain.com/insights/ai-transforming-productivity-sales-remains-new-frontier-technology-report-2025/</text:p>
      <text:p text:style-name="Text_20_body">[2] Cyberclick. (2025, 10 de enero). <text:span text:style-name="T2">Las 5 mejores herramientas de IA para vender online</text:span>. https://www.cyberclick.es/numerical-blog/las-mejores-herramientas-de-ia-para-vender-online</text:p>
      <text:p text:style-name="Text_20_body">[3] Intelemark. (2024, 15 de agosto). <text:span text:style-name="T2">Ethical Considerations in AI-Driven Sales: Transparency &amp; Fairness</text:span>. https://www.intelemark.com/blog/ethical-considerations-in-ai-driven-sales/</text:p>
      <text:p text:style-name="Text_20_body">[4] Agencia Española de Protección de Datos. (2025, 19 de junio). <text:span text:style-name="T2">¿Debe la inteligencia artificial entender el ejercicio de un derecho de protección de datos?</text:span> https://www.aepd.es/informes-y-resoluciones/criterios-juridicos-aepd/debe-la-ia-entender-el-ejercicio-de-un-derecho-proteccion-de-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5-09-25T18:24:18Z</meta:creation-date>
    <dc:date>2025-09-25T18:24:18Z</dc:date>
  </office:meta>
</office:document-meta>
</file>